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" svg:font-family="Aria" style:font-pitch="variable"/>
    <style:font-face style:name="Arial1" svg:font-family="Arial" style:font-pitch="variable"/>
    <style:font-face style:name="Liberation Sans1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" style:family="graphic" style:parent-style-name="Default_5f_1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3" style:family="graphic" style:parent-style-name="Default_5f_1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4" style:family="graphic" style:parent-style-name="Default_5f_1" style:list-style-name="L3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5" style:family="graphic" style:parent-style-name="Default_5f_1" style:list-style-name="L3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168cm" fo:min-width="0cm"/>
    </style:style>
    <style:style style:name="gr7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91cm" fo:min-width="0cm"/>
    </style:style>
    <style:style style:name="gr9" style:family="graphic" style:parent-style-name="Default_5f_1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10" style:family="graphic" style:parent-style-name="Default_5f_1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11" style:family="graphic" style:parent-style-name="Default_5f_1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12" style:family="graphic" style:parent-style-name="Default_5f_1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13" style:family="graphic" style:parent-style-name="Default_5f_1" style:list-style-name="L3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14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15" style:family="graphic" style:parent-style-name="Default_5f_1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16" style:family="graphic" style:parent-style-name="Default_5f_1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17" style:family="graphic" style:parent-style-name="Default_5f_1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20" style:family="graphic" style:parent-style-name="Default_5f_1" style:list-style-name="L3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21" style:family="graphic" style:parent-style-name="Default_5f_1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22" style:family="graphic" style:parent-style-name="Default_5f_1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23" style:family="graphic" style:parent-style-name="Default_5f_1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24" style:family="graphic" style:parent-style-name="Default_5f_1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2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6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7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8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9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0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11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14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15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801900"/>
      <style:paragraph-properties fo:text-align="center"/>
    </style:style>
    <style:style style:name="P1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1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2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2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22" style:family="paragraph">
      <loext:graphic-properties draw:fill-color="#ffffff"/>
      <style:text-properties fo:font-size="12.8999996185303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6" style:family="text">
      <style:text-properties fo:color="#000000" style:font-name="Aria1" fo:font-size="13pt" fo:font-weight="bold" style:font-weight-asian="bold" style:font-weight-complex="bold"/>
    </style:style>
    <style:style style:name="T7" style:family="text">
      <style:text-properties fo:font-variant="normal" fo:text-transform="none" fo:color="#6619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11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12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2" draw:layer="layout" svg:width="31.6cm" svg:height="18.8cm" svg:x="6.899cm" svg:y="0.6cm">
          <text:p text:style-name="P1"><text:span text:style-name="T1"><text:s text:c="3"/></text:span><text:span text:style-name="T1">Security - <text:s/>Twi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0.538cm" svg:height="17cm" svg:x="7.499cm" svg:y="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81cm" svg:height="4.952cm" svg:x="27.418cm" svg:y="8.709cm">
          <text:p text:style-name="P1"><text:span text:style-name="T2">WPS</text:span></text:p>
          <text:p text:style-name="P1"><text:span text:style-name="T2">Malleefowl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4"><text:span text:style-name="T3"/></text:p>
          <text:p text:style-name="P4"><text:span text:style-name="T3">ESGF </text:span></text:p>
          <text:p text:style-name="P4"><text:span text:style-name="T3">Search &amp; Fetch</text:span></text:p>
          <draw:enhanced-geometry svg:viewBox="0 0 21600 21600" draw:type="rectangle" draw:enhanced-path="M 0 0 L 21600 0 21600 21600 0 21600 0 0 Z N"/>
        </draw:custom-shape>
        <draw:custom-shape draw:name="CustomShape 7" draw:style-name="gr4" draw:text-style-name="P6" draw:layer="layout" svg:width="6.879cm" svg:height="2.31cm" svg:x="8.971cm" svg:y="2.469cm">
          <text:p text:style-name="P4"><text:span text:style-name="T4">WPS - GUI</text:span></text:p>
          <text:p text:style-name="P4"><text:span text:style-name="T4">Phoenix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7" draw:style-name="gr5" draw:text-style-name="P6" draw:layer="layout" svg:width="15.5cm" svg:height="1.68cm" svg:x="19.1cm" svg:y="3.674cm">
          <text:p text:style-name="P4"><text:span text:style-name="T4">Catalogue Service for the Web (CSW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6" draw:text-style-name="P7" draw:layer="layout" svg:width="2.6cm" svg:height="1.418cm" svg:x="15.899cm" svg:y="16.382cm">
          <draw:text-box>
            <text:p><text:span text:style-name="T5">Publish</text:span></text:p>
            <text:p><text:span text:style-name="T5">Results</text:span></text:p>
          </draw:text-box>
        </draw:frame>
        <draw:line draw:style-name="gr7" draw:text-style-name="P8" draw:layer="layout" svg:x1="20.299cm" svg:y1="8.422cm" svg:x2="20.267cm" svg:y2="5.6cm">
          <text:p/>
        </draw:line>
        <draw:frame draw:style-name="gr8" draw:text-style-name="P9" draw:layer="layout" svg:width="3cm" svg:height="0.841cm" svg:x="20.399cm" svg:y="5.459cm">
          <draw:text-box>
            <text:p><text:span text:style-name="T5">Register </text:span></text:p>
          </draw:text-box>
        </draw:frame>
        <draw:custom-shape draw:style-name="gr9" draw:text-style-name="P10" draw:layer="layout" svg:width="3.89cm" svg:height="2.519cm" svg:x="0.799cm" svg:y="11.1cm">
          <text:p/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11" draw:layer="layout" svg:width="5.1cm" svg:height="5.3cm" svg:x="10.499cm" svg:y="11.5cm">
          <text:p><text:span text:style-name="T9"/></text:p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0" draw:layer="layout" svg:width="2.8cm" svg:height="2.3cm" svg:x="0.399cm" svg:y="14cm">
          <text:p/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2" draw:text-style-name="P13" xml:id="id1" draw:id="id1" draw:layer="layout" svg:width="4.59cm" svg:height="4.1cm" svg:x="1.399cm" svg:y="11.9cm">
          <text:p text:style-name="P12"><text:span text:style-name="T6">Other</text:span></text:p>
          <text:p text:style-name="P12"><text:span text:style-name="T6">Data </text:span></text:p>
          <text:p text:style-name="P12"><text:span text:style-name="T6">Archives</text:span></text:p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18.761cm" svg:y1="16.855cm" svg:x2="15.899cm" svg:y2="15.4cm">
          <text:p/>
        </draw:line>
        <draw:line draw:style-name="gr7" draw:text-style-name="P8" draw:layer="layout" svg:x1="29.699cm" svg:y1="8.477cm" svg:x2="29.699cm" svg:y2="5.6cm">
          <text:p/>
        </draw:line>
        <draw:custom-shape draw:style-name="gr3" draw:text-style-name="P5" draw:layer="layout" svg:width="4.681cm" svg:height="4.952cm" svg:x="22.618cm" svg:y="8.709cm">
          <text:p text:style-name="P1"><text:span text:style-name="T2">WPS</text:span></text:p>
          <text:p text:style-name="P1"><text:span text:style-name="T2">Hummingbird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4"><text:span text:style-name="T3"/></text:p>
          <text:p text:style-name="P4"><text:span text:style-name="T3">Data</text:span></text:p>
          <text:p text:style-name="P4"><text:span text:style-name="T3">Quality Check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681cm" svg:height="4.952cm" svg:x="17.718cm" svg:y="8.709cm">
          <text:p text:style-name="P1"><text:span text:style-name="T2">WPS</text:span></text:p>
          <text:p text:style-name="P1"><text:span text:style-name="T2">Flyingpigeon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4"><text:span text:style-name="T3"/></text:p>
          <text:p text:style-name="P4"><text:span text:style-name="T3">Climate Impact</text:span></text:p>
          <text:p text:style-name="P4"><text:span text:style-name="T3">Extreme Event</text:span><text:span text:style-name="T7">s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6.099cm" svg:y1="3.6cm" svg:x2="18.899cm" svg:y2="4.4cm">
          <text:p/>
        </draw:line>
        <draw:custom-shape draw:name="CustomShape 7" draw:style-name="gr13" draw:text-style-name="P14" draw:layer="layout" svg:width="15.5cm" svg:height="1.68cm" svg:x="19.1cm" svg:y="16.375cm">
          <text:p text:style-name="P4"><text:span text:style-name="T8">Process Output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style-name="gr7" draw:text-style-name="P15" draw:layer="layout" svg:x1="33.699cm" svg:y1="13.944cm" svg:x2="33.74cm" svg:y2="16.2cm">
          <text:p/>
        </draw:line>
        <draw:line draw:style-name="gr7" draw:text-style-name="P8" draw:layer="layout" svg:x1="29.758cm" svg:y1="13.9cm" svg:x2="29.799cm" svg:y2="16.156cm">
          <text:p/>
        </draw:line>
        <draw:line draw:style-name="gr7" draw:text-style-name="P8" draw:layer="layout" svg:x1="24.958cm" svg:y1="13.9cm" svg:x2="24.999cm" svg:y2="16.156cm">
          <text:p/>
        </draw:line>
        <draw:line draw:style-name="gr7" draw:text-style-name="P8" draw:layer="layout" svg:x1="24.931cm" svg:y1="8.422cm" svg:x2="24.899cm" svg:y2="5.6cm">
          <text:p/>
        </draw:line>
        <draw:line draw:style-name="gr14" draw:text-style-name="P8" draw:layer="layout" svg:x1="33.524cm" svg:y1="8cm" svg:x2="33.524cm" svg:y2="5.6cm">
          <text:p/>
        </draw:line>
        <draw:custom-shape draw:style-name="gr15" draw:text-style-name="P10" draw:layer="layout" svg:width="2.842cm" svg:height="2.083cm" svg:x="2.658cm" svg:y="15.217cm">
          <text:p/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4" draw:text-style-name="P8" draw:layer="layout" svg:x1="14.399cm" svg:y1="11.2cm" svg:x2="19.099cm" svg:y2="5.6cm">
          <text:p/>
        </draw:line>
        <draw:line draw:style-name="gr14" draw:text-style-name="P8" draw:layer="layout" svg:x1="5.989cm" svg:y1="12.2cm" svg:x2="18.8cm" svg:y2="5.2cm">
          <text:p/>
        </draw:line>
        <draw:custom-shape draw:style-name="gr16" draw:text-style-name="P11" xml:id="id4" draw:id="id4" draw:layer="layout" svg:width="5cm" svg:height="5.713cm" svg:x="8.099cm" svg:y="11.4cm">
          <text:p/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11" xml:id="id2" draw:id="id2" draw:layer="layout" svg:width="5cm" svg:height="4.8cm" svg:x="10.099cm" svg:y="13cm">
          <text:p text:style-name="P12"><text:span text:style-name="T9">Local Data </text:span></text:p>
          <text:p text:style-name="P12"><text:span text:style-name="T9">Storage</text:span></text:p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8" draw:text-style-name="P16" draw:layer="layout" draw:type="curve" svg:x1="5.989cm" svg:y1="13.95cm" svg:x2="10.099cm" svg:y2="15.4cm" draw:start-shape="id1" draw:start-glue-point="8" draw:end-shape="id2" draw:end-glue-point="6" svg:d="M5989 13950c3084 0 1029 1450 4110 1450" svg:viewBox="0 0 4111 1451">
          <text:p/>
        </draw:connector>
        <draw:connector draw:style-name="gr19" draw:text-style-name="P17" draw:layer="layout" draw:type="curve" svg:x1="3.45cm" svg:y1="7.3cm" svg:x2="10.599cm" svg:y2="11.4cm" draw:start-shape="id3" draw:start-glue-point="7" draw:end-shape="id4" draw:end-glue-point="5" svg:d="M3450 7300c0 3075 7149 1025 7149 4100" svg:viewBox="0 0 7150 4101">
          <text:p/>
        </draw:connector>
        <draw:custom-shape draw:name="CustomShape 7" draw:style-name="gr20" draw:text-style-name="P6" draw:layer="layout" svg:width="6.928cm" svg:height="3.13cm" svg:x="8.971cm" svg:y="6.07cm">
          <text:p text:style-name="P4"><text:span text:style-name="T4">Web Mapping Service</text:span><text:span text:style-name="T4"><text:line-break/></text:span><text:span text:style-name="T4">(ncWMS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style-name="gr21" draw:text-style-name="P18" draw:layer="layout" svg:width="4.681cm" svg:height="4.952cm" svg:x="33.018cm" svg:y="8.309cm">
          <text:p text:style-name="P1"><text:span text:style-name="T10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4.681cm" svg:height="4.952cm" svg:x="32.718cm" svg:y="8.509cm">
          <text:p text:style-name="P1"><text:span text:style-name="T10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4.681cm" svg:height="4.952cm" svg:x="32.418cm" svg:y="8.709cm">
          <text:p text:style-name="P1"><text:span text:style-name="T11">Other WPS</text:span><text:span text:style-name="T11"><text:line-break/></text:span><text:span text:style-name="T11">OGC-based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4"><text:span text:style-name="T3"/></text:p>
          <text:p text:style-name="P4"><text:span text:style-name="T3">External </text:span></text:p>
          <text:p text:style-name="P4"><text:span text:style-name="T3">Services</text:span></text:p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.8cm" svg:height="0.841cm" svg:x="33.699cm" svg:y="5.56cm">
          <draw:text-box>
            <text:p><text:span text:style-name="T5">Link</text:span></text:p>
          </draw:text-box>
        </draw:frame>
        <draw:line draw:style-name="gr7" draw:text-style-name="P8" draw:layer="layout" svg:x1="20.293cm" svg:y1="13.859cm" svg:x2="20.334cm" svg:y2="16.115cm">
          <text:p/>
        </draw:line>
        <draw:line draw:style-name="gr7" draw:text-style-name="P8" draw:layer="layout" svg:x1="12.313cm" svg:y1="4.9cm" svg:x2="12.299cm" svg:y2="5.9cm">
          <text:p/>
        </draw:line>
        <draw:custom-shape draw:style-name="gr22" draw:text-style-name="P20" draw:layer="layout" svg:width="4.599cm" svg:height="3.8cm" svg:x="1.9cm" svg:y="1.4cm">
          <text:p><text:span text:style-name="T6"/></text:p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3" draw:text-style-name="P20" draw:layer="layout" svg:width="5.299cm" svg:height="5.099cm" svg:x="0.3cm" svg:y="0.801cm">
          <text:p/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1" xml:id="id3" draw:id="id3" draw:layer="layout" svg:width="5.299cm" svg:height="5.899cm" svg:x="0.8cm" svg:y="1.401cm">
          <text:p text:style-name="P12"><text:span text:style-name="T9"/></text:p>
          <text:p text:style-name="P12"><text:span text:style-name="T9">ESGF</text:span></text:p>
          <text:p text:style-name="P12"><text:span text:style-name="T12"/></text:p>
          <text:p text:style-name="P12"><text:span text:style-name="T9">Climate </text:span></text:p>
          <text:p text:style-name="P12"><text:span text:style-name="T9">Model</text:span></text:p>
          <text:p text:style-name="P12"><text:span text:style-name="T9"><text:s/></text:span><text:span text:style-name="T9">Data</text:span></text:p>
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7" draw:text-style-name="P8" draw:layer="layout" svg:x1="8.7cm" svg:y1="3.6cm" svg:x2="6.199cm" svg:y2="5.6cm">
          <text:p/>
        </draw:line>
        <presentation:notes draw:style-name="dp2">
          <draw:page-thumbnail draw:style-name="gr25" draw:layer="layout" svg:width="14.848cm" svg:height="11.136cm" svg:x="3.075cm" svg:y="2.257cm" draw:page-number="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1" svg:font-family="Aria"/>
    <style:font-face style:name="Aria" svg:font-family="Aria" style:font-pitch="variable"/>
    <style:font-face style:name="Arial1" svg:font-family="Arial" style:font-pitch="variable"/>
    <style:font-face style:name="Liberation Sans1" svg:font-family="'Liberation Sans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7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5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8cm" fo:margin-bottom="0cm" fo:text-indent="0cm"/>
      <style:text-properties fo:font-size="26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85cm" fo:margin-bottom="0cm" fo:text-indent="0cm"/>
      <style:text-properties fo:font-size="2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cm" fo:margin-bottom="0cm" fo:text-indent="0cm"/>
      <style:text-properties fo:font-size="1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5cm" fo:margin-bottom="0cm" fo:text-indent="0cm"/>
      <style:text-properties fo:font-size="1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9000015258789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9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614cm" svg:x="1cm" svg:y="3.965cm"/>
      <draw:page-thumbnail draw:layer="backgroundobjects" svg:width="8.999cm" svg:height="4.614cm" svg:x="1cm" svg:y="12.541cm"/>
      <draw:page-thumbnail draw:layer="backgroundobjects" svg:width="8.999cm" svg:height="4.614cm" svg:x="1cm" svg:y="21.117cm"/>
      <draw:page-thumbnail draw:layer="backgroundobjects" svg:width="8.999cm" svg:height="4.614cm" svg:x="11cm" svg:y="3.965cm"/>
      <draw:page-thumbnail draw:layer="backgroundobjects" svg:width="8.999cm" svg:height="4.614cm" svg:x="11cm" svg:y="12.541cm"/>
      <draw:page-thumbnail draw:layer="backgroundobjects" svg:width="8.999cm" svg:height="4.614cm" svg:x="11cm" svg:y="21.117cm"/>
    </style:handout-master>
    <style:master-page style:name="Default" style:page-layout-name="PM1" draw:style-name="Mdp1">
      <draw:frame presentation:style-name="Default-title" draw:layer="backgroundobjects" svg:width="34.199cm" svg:height="3.339cm" svg:x="1.9cm" svg:y="0.797cm" presentation:class="title" presentation:placeholder="true">
        <draw:text-box/>
      </draw:frame>
      <draw:frame presentation:style-name="Default-outline1" draw:layer="backgroundobjects" svg:width="34.199cm" svg:height="11.599cm" svg:x="1.9cm" svg:y="4.68cm" presentation:class="outline" presentation:placeholder="true">
        <draw:text-box/>
      </draw:frame>
      <draw:frame presentation:style-name="Mpr1" draw:text-style-name="MP2" draw:layer="backgroundobjects" svg:width="8.853cm" svg:height="1.379cm" svg:x="1.9cm" svg:y="18.2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2.045cm" svg:height="1.379cm" svg:x="12.996cm" svg:y="18.2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853cm" svg:height="1.379cm" svg:x="27.246cm" svg:y="18.2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ls Hempelmann</meta:initial-creator>
    <meta:creation-date>2016-07-05T13:08:12.300423691</meta:creation-date>
    <dc:date>2016-08-11T14:19:59.211062119</dc:date>
    <meta:editing-duration>PT2H6M49S</meta:editing-duration>
    <meta:editing-cycles>20</meta:editing-cycles>
    <meta:generator>LibreOffice/4.4.7.2$Linux_X86_64 LibreOffice_project/40$Build-2</meta:generator>
    <dc:creator>Nils Hempelmann</dc:creator>
    <meta:document-statistic meta:object-count="64"/>
  </office:meta>
</office:document-meta>
</file>